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122500507123535770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136180187750426146" text:style-name="L2">
        <text:list-item>
          <text:list>
            <text:list-header>
              <text:p text:style-name="P8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219511963280075936" text:style-name="L3">
        <text:list-item>
          <text:list>
            <text:list-header>
              <text:p text:style-name="P9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>Sun. 3/20/16: <text:span text:style-name="T1">7.5 miles</text:span></text:p>
      <text:p text:style-name="P1">Same course as yesterday only I ran and walked 4 times around the park.</text:p>
      <text:p text:style-name="P1">The first 6.5 miles I walked 0.17 miles at the beginning of each half mile, time 1:14:46 or 11:30/mile.</text:p>
      <text:p text:style-name="P1">The last mile I ran without walking in 9:13.</text:p>
      <text:p text:style-name="P1">Total time for 7.5 miles was 1:23:59 or 11:11/mi</text:p>
      <text:p text:style-name="P1"/>
      <text:p text:style-name="P1">Mon 3/21/16: <text:span text:style-name="T1">2.1 miles</text:span></text:p>
      <text:p text:style-name="P1">The lower left side of my right knee is hurting a little.</text:p>
      <text:p text:style-name="P1">Ran to Brookdale Park, once around the park at back and back at 10:15/mi.</text:p>
      <text:p text:style-name="P1">My knee feels okay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1T16:45:59.76</dc:date>
    <dc:creator>James Lombardi</dc:creator>
    <meta:editing-duration>PT8H58M12S</meta:editing-duration>
    <meta:editing-cycles>25</meta:editing-cycles>
    <meta:document-statistic meta:table-count="0" meta:image-count="0" meta:object-count="0" meta:page-count="5" meta:paragraph-count="164" meta:word-count="1189" meta:character-count="5980"/>
  </office:meta>
</office:document-meta>
</file>